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2.4689in"/>
    </style:style>
    <style:style style:name="co4" style:family="table-column">
      <style:table-column-properties fo:break-before="auto" style:column-width="0.8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ocation ID</text:p>
          </table:table-cell>
          <table:table-cell office:value-type="string" calcext:value-type="string">
            <text:p>Location Code</text:p>
          </table:table-cell>
          <table:table-cell office:value-type="string" calcext:value-type="string">
            <text:p>Location Name</text:p>
          </table:table-cell>
          <table:table-cell office:value-type="string" calcext:value-type="string">
            <text:p>Floor Address</text:p>
          </table:table-cell>
          <table:table-cell office:value-type="string" calcext:value-type="string">
            <text:p>JSON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office:value-type="string" calcext:value-type="string">
            <text:p>Agoda</text:p>
          </table:table-cell>
          <table:table-cell office:value-type="string" calcext:value-type="string">
            <text:p>In Agoda Village</text:p>
          </table:table-cell>
          <table:table-cell office:value-type="float" office:value="0" calcext:value-type="float">
            <text:p>0</text:p>
          </table:table-cell>
          <table:table-cell table:formula="of:=[.A2] &amp; &quot;: { &quot;&quot;id&quot;&quot;: &quot; &amp; [.A2] &amp; &quot;, &quot;&quot;name&quot;&quot;: &quot;&quot;&quot; &amp; [.C2] &amp; &quot;&quot;&quot;, &quot;&quot;code&quot;&quot;: &quot;&quot;&quot; &amp; [.B2] &amp; &quot;&quot;&quot;,  &quot;&quot;floorAddr&quot;&quot;: &quot; &amp; [.D2] &amp; &quot; },&quot;" office:value-type="string" office:string-value="0x2f: { &quot;id&quot;: 0x2f, &quot;name&quot;: &quot;In Agoda Village&quot;, &quot;code&quot;: &quot;Agoda&quot;,  &quot;floorAddr&quot;: 0 }," calcext:value-type="string">
            <text:p>0x2f: { "id": 0x2f, "name": "In Agoda Village", "code": "Agoda", <text:s/>"floorAddr": 0 },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ForestRealm</text:p>
          </table:table-cell>
          <table:table-cell office:value-type="string" calcext:value-type="string">
            <text:p>In Hyrule Field (Forest Realm)</text:p>
          </table:table-cell>
          <table:table-cell office:value-type="float" office:value="0" calcext:value-type="float">
            <text:p>0</text:p>
          </table:table-cell>
          <table:table-cell table:formula="of:=[.A3] &amp; &quot;: { &quot;&quot;id&quot;&quot;: &quot; &amp; [.A3] &amp; &quot;, &quot;&quot;name&quot;&quot;: &quot;&quot;&quot; &amp; [.C3] &amp; &quot;&quot;&quot;, &quot;&quot;code&quot;&quot;: &quot;&quot;&quot; &amp; [.B3] &amp; &quot;&quot;&quot;,  &quot;&quot;floorAddr&quot;&quot;: &quot; &amp; [.D3] &amp; &quot; },&quot;" office:value-type="string" office:string-value="0x8: { &quot;id&quot;: 0x8, &quot;name&quot;: &quot;In Hyrule Field (Forest Realm)&quot;, &quot;code&quot;: &quot;ForestRealm&quot;,  &quot;floorAddr&quot;: 0 }," calcext:value-type="string">
            <text:p>0x8: { "id": 0x8, "name": "In Hyrule Field (Forest Realm)", "code": "ForestRealm", <text:s/>"floorAddr": 0 },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CastleTown</text:p>
          </table:table-cell>
          <table:table-cell office:value-type="string" calcext:value-type="string">
            <text:p>In Castle Town</text:p>
          </table:table-cell>
          <table:table-cell office:value-type="float" office:value="0" calcext:value-type="float">
            <text:p>0</text:p>
          </table:table-cell>
          <table:table-cell table:formula="of:=[.A4] &amp; &quot;: { &quot;&quot;id&quot;&quot;: &quot; &amp; [.A4] &amp; &quot;, &quot;&quot;name&quot;&quot;: &quot;&quot;&quot; &amp; [.C4] &amp; &quot;&quot;&quot;, &quot;&quot;code&quot;&quot;: &quot;&quot;&quot; &amp; [.B4] &amp; &quot;&quot;&quot;,  &quot;&quot;floorAddr&quot;&quot;: &quot; &amp; [.D4] &amp; &quot; },&quot;" office:value-type="string" office:string-value="0x29: { &quot;id&quot;: 0x29, &quot;name&quot;: &quot;In Castle Town&quot;, &quot;code&quot;: &quot;CastleTown&quot;,  &quot;floorAddr&quot;: 0 }," calcext:value-type="string">
            <text:p>0x29: { "id": 0x29, "name": "In Castle Town", "code": "CastleTown", <text:s/>"floorAddr": 0 },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Inside Hyrule Castle</text:p>
          </table:table-cell>
          <table:table-cell office:value-type="float" office:value="0" calcext:value-type="float">
            <text:p>0</text:p>
          </table:table-cell>
          <table:table-cell table:formula="of:=[.A5] &amp; &quot;: { &quot;&quot;id&quot;&quot;: &quot; &amp; [.A5] &amp; &quot;, &quot;&quot;name&quot;&quot;: &quot;&quot;&quot; &amp; [.C5] &amp; &quot;&quot;&quot;, &quot;&quot;code&quot;&quot;: &quot;&quot;&quot; &amp; [.B5] &amp; &quot;&quot;&quot;,  &quot;&quot;floorAddr&quot;&quot;: &quot; &amp; [.D5] &amp; &quot; },&quot;" office:value-type="string" office:string-value="0x28: { &quot;id&quot;: 0x28, &quot;name&quot;: &quot;Inside Hyrule Castle&quot;, &quot;code&quot;: &quot;Castle&quot;,  &quot;floorAddr&quot;: 0 }," calcext:value-type="string">
            <text:p>0x28: { "id": 0x28, "name": "Inside Hyrule Castle", "code": "Castle", <text:s/>"floorAddr": 0 },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Cutscene</text:p>
          </table:table-cell>
          <table:table-cell office:value-type="string" calcext:value-type="string">
            <text:p>Watching a cutscene…</text:p>
          </table:table-cell>
          <table:table-cell office:value-type="float" office:value="0" calcext:value-type="float">
            <text:p>0</text:p>
          </table:table-cell>
          <table:table-cell table:formula="of:=[.A6] &amp; &quot;: { &quot;&quot;id&quot;&quot;: &quot; &amp; [.A6] &amp; &quot;, &quot;&quot;name&quot;&quot;: &quot;&quot;&quot; &amp; [.C6] &amp; &quot;&quot;&quot;, &quot;&quot;code&quot;&quot;: &quot;&quot;&quot; &amp; [.B6] &amp; &quot;&quot;&quot;,  &quot;&quot;floorAddr&quot;&quot;: &quot; &amp; [.D6] &amp; &quot; },&quot;" office:value-type="string" office:string-value="0x50: { &quot;id&quot;: 0x50, &quot;name&quot;: &quot;Watching a cutscene…&quot;, &quot;code&quot;: &quot;Cutscene&quot;,  &quot;floorAddr&quot;: 0 }," calcext:value-type="string">
            <text:p>0x50: { "id": 0x50, "name": "Watching a cutscene…", "code": "Cutscene", <text:s/>"floorAddr": 0 },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Tunnel</text:p>
          </table:table-cell>
          <table:table-cell office:value-type="string" calcext:value-type="string">
            <text:p>In the Tunnel to the Tower</text:p>
          </table:table-cell>
          <table:table-cell office:value-type="float" office:value="0" calcext:value-type="float">
            <text:p>0</text:p>
          </table:table-cell>
          <table:table-cell table:formula="of:=[.A7] &amp; &quot;: { &quot;&quot;id&quot;&quot;: &quot; &amp; [.A7] &amp; &quot;, &quot;&quot;name&quot;&quot;: &quot;&quot;&quot; &amp; [.C7] &amp; &quot;&quot;&quot;, &quot;&quot;code&quot;&quot;: &quot;&quot;&quot; &amp; [.B7] &amp; &quot;&quot;&quot;,  &quot;&quot;floorAddr&quot;&quot;: &quot; &amp; [.D7] &amp; &quot; },&quot;" office:value-type="string" office:string-value="0x18: { &quot;id&quot;: 0x18, &quot;name&quot;: &quot;In the Tunnel to the Tower&quot;, &quot;code&quot;: &quot;Tunnel&quot;,  &quot;floorAddr&quot;: 0 }," calcext:value-type="string">
            <text:p>0x18: { "id": 0x18, "name": "In the Tunnel to the Tower", "code": "Tunnel", <text:s/>"floorAddr": 0 },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In the Tower of Spirits lobby</text:p>
          </table:table-cell>
          <table:table-cell office:value-type="float" office:value="0" calcext:value-type="float">
            <text:p>0</text:p>
          </table:table-cell>
          <table:table-cell table:formula="of:=[.A8] &amp; &quot;: { &quot;&quot;id&quot;&quot;: &quot; &amp; [.A8] &amp; &quot;, &quot;&quot;name&quot;&quot;: &quot;&quot;&quot; &amp; [.C8] &amp; &quot;&quot;&quot;, &quot;&quot;code&quot;&quot;: &quot;&quot;&quot; &amp; [.B8] &amp; &quot;&quot;&quot;,  &quot;&quot;floorAddr&quot;&quot;: &quot; &amp; [.D8] &amp; &quot; },&quot;" office:value-type="string" office:string-value="0x14: { &quot;id&quot;: 0x14, &quot;name&quot;: &quot;In the Tower of Spirits lobby&quot;, &quot;code&quot;: &quot;Tower&quot;,  &quot;floorAddr&quot;: 0 }," calcext:value-type="string">
            <text:p>0x14: { "id": 0x14, "name": "In the Tower of Spirits lobby", "code": "Tower", <text:s/>"floorAddr": 0 },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Staircase</text:p>
          </table:table-cell>
          <table:table-cell office:value-type="string" calcext:value-type="string">
            <text:p>Climbing the Spiral Staircase</text:p>
          </table:table-cell>
          <table:table-cell office:value-type="float" office:value="0" calcext:value-type="float">
            <text:p>0</text:p>
          </table:table-cell>
          <table:table-cell table:formula="of:=[.A9] &amp; &quot;: { &quot;&quot;id&quot;&quot;: &quot; &amp; [.A9] &amp; &quot;, &quot;&quot;name&quot;&quot;: &quot;&quot;&quot; &amp; [.C9] &amp; &quot;&quot;&quot;, &quot;&quot;code&quot;&quot;: &quot;&quot;&quot; &amp; [.B9] &amp; &quot;&quot;&quot;,  &quot;&quot;floorAddr&quot;&quot;: &quot; &amp; [.D9] &amp; &quot; },&quot;" office:value-type="string" office:string-value="0x17: { &quot;id&quot;: 0x17, &quot;name&quot;: &quot;Climbing the Spiral Staircase&quot;, &quot;code&quot;: &quot;Staircase&quot;,  &quot;floorAddr&quot;: 0 }," calcext:value-type="string">
            <text:p>0x17: { "id": 0x17, "name": "Climbing the Spiral Staircase", "code": "Staircase", <text:s/>"floorAddr": 0 },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TowerDungeon</text:p>
          </table:table-cell>
          <table:table-cell office:value-type="string" calcext:value-type="string">
            <text:p>In the Tower of Spirits</text:p>
          </table:table-cell>
          <table:table-cell table:style-name="ce1" office:value-type="string" calcext:value-type="string">
            <text:p>0x2cefe8</text:p>
          </table:table-cell>
          <table:table-cell table:formula="of:=[.A10] &amp; &quot;: { &quot;&quot;id&quot;&quot;: &quot; &amp; [.A10] &amp; &quot;, &quot;&quot;name&quot;&quot;: &quot;&quot;&quot; &amp; [.C10] &amp; &quot;&quot;&quot;, &quot;&quot;code&quot;&quot;: &quot;&quot;&quot; &amp; [.B10] &amp; &quot;&quot;&quot;,  &quot;&quot;floorAddr&quot;&quot;: &quot; &amp; [.D10] &amp; &quot; },&quot;" office:value-type="string" office:string-value="0x13: { &quot;id&quot;: 0x13, &quot;name&quot;: &quot;In the Tower of Spirits&quot;, &quot;code&quot;: &quot;TowerDungeon&quot;,  &quot;floorAddr&quot;: 0x2cefe8 }," calcext:value-type="string">
            <text:p>0x13: { "id": 0x13, "name": "In the Tower of Spirits", "code": "TowerDungeon", <text:s/>"floorAddr": 0x2cefe8 },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string" calcext:value-type="string">
            <text:p>ForestField2</text:p>
          </table:table-cell>
          <table:table-cell office:value-type="string" calcext:value-type="string">
            <text:p>In Hyrule Field (Forest Realm)</text:p>
          </table:table-cell>
          <table:table-cell office:value-type="float" office:value="0" calcext:value-type="float">
            <text:p>0</text:p>
          </table:table-cell>
          <table:table-cell table:formula="of:=[.A11] &amp; &quot;: { &quot;&quot;id&quot;&quot;: &quot; &amp; [.A11] &amp; &quot;, &quot;&quot;name&quot;&quot;: &quot;&quot;&quot; &amp; [.C11] &amp; &quot;&quot;&quot;, &quot;&quot;code&quot;&quot;: &quot;&quot;&quot; &amp; [.B11] &amp; &quot;&quot;&quot;,  &quot;&quot;floorAddr&quot;&quot;: &quot; &amp; [.D11] &amp; &quot; },&quot;" office:value-type="string" office:string-value="0x4: { &quot;id&quot;: 0x4, &quot;name&quot;: &quot;In Hyrule Field (Forest Realm)&quot;, &quot;code&quot;: &quot;ForestField2&quot;,  &quot;floorAddr&quot;: 0 }," calcext:value-type="string">
            <text:p>0x4: { "id": 0x4, "name": "In Hyrule Field (Forest Realm)", "code": "ForestField2", <text:s/>"floorAddr": 0 },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Whittleton</text:p>
          </table:table-cell>
          <table:table-cell office:value-type="string" calcext:value-type="string">
            <text:p>In Whittleton</text:p>
          </table:table-cell>
          <table:table-cell office:value-type="float" office:value="0" calcext:value-type="float">
            <text:p>0</text:p>
          </table:table-cell>
          <table:table-cell table:formula="of:=[.A12] &amp; &quot;: { &quot;&quot;id&quot;&quot;: &quot; &amp; [.A12] &amp; &quot;, &quot;&quot;name&quot;&quot;: &quot;&quot;&quot; &amp; [.C12] &amp; &quot;&quot;&quot;, &quot;&quot;code&quot;&quot;: &quot;&quot;&quot; &amp; [.B12] &amp; &quot;&quot;&quot;,  &quot;&quot;floorAddr&quot;&quot;: &quot; &amp; [.D12] &amp; &quot; },&quot;" office:value-type="string" office:string-value="0x2a: { &quot;id&quot;: 0x2a, &quot;name&quot;: &quot;In Whittleton&quot;, &quot;code&quot;: &quot;Whittleton&quot;,  &quot;floorAddr&quot;: 0 }," calcext:value-type="string">
            <text:p>0x2a: { "id": 0x2a, "name": "In Whittleton", "code": "Whittleton", <text:s/>"floorAddr": 0 },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WhittletonWilds</text:p>
          </table:table-cell>
          <table:table-cell office:value-type="string" calcext:value-type="string">
            <text:p>In the wilds outside Whittleton</text:p>
          </table:table-cell>
          <table:table-cell office:value-type="float" office:value="0" calcext:value-type="float">
            <text:p>0</text:p>
          </table:table-cell>
          <table:table-cell table:formula="of:=[.A13] &amp; &quot;: { &quot;&quot;id&quot;&quot;: &quot; &amp; [.A13] &amp; &quot;, &quot;&quot;name&quot;&quot;: &quot;&quot;&quot; &amp; [.C13] &amp; &quot;&quot;&quot;, &quot;&quot;code&quot;&quot;: &quot;&quot;&quot; &amp; [.B13] &amp; &quot;&quot;&quot;,  &quot;&quot;floorAddr&quot;&quot;: &quot; &amp; [.D13] &amp; &quot; },&quot;" office:value-type="string" office:string-value="0x38: { &quot;id&quot;: 0x38, &quot;name&quot;: &quot;In the wilds outside Whittleton&quot;, &quot;code&quot;: &quot;WhittletonWilds&quot;,  &quot;floorAddr&quot;: 0 }," calcext:value-type="string">
            <text:p>0x38: { "id": 0x38, "name": "In the wilds outside Whittleton", "code": "WhittletonWilds", <text:s/>"floorAddr": 0 },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LostWoods</text:p>
          </table:table-cell>
          <table:table-cell office:value-type="string" calcext:value-type="string">
            <text:p>Stumbling through the Lost Woods</text:p>
          </table:table-cell>
          <table:table-cell office:value-type="float" office:value="0" calcext:value-type="float">
            <text:p>0</text:p>
          </table:table-cell>
          <table:table-cell table:formula="of:=[.A14] &amp; &quot;: { &quot;&quot;id&quot;&quot;: &quot; &amp; [.A14] &amp; &quot;, &quot;&quot;name&quot;&quot;: &quot;&quot;&quot; &amp; [.C14] &amp; &quot;&quot;&quot;, &quot;&quot;code&quot;&quot;: &quot;&quot;&quot; &amp; [.B14] &amp; &quot;&quot;&quot;,  &quot;&quot;floorAddr&quot;&quot;: &quot; &amp; [.D14] &amp; &quot; },&quot;" office:value-type="string" office:string-value="0x9: { &quot;id&quot;: 0x9, &quot;name&quot;: &quot;Stumbling through the Lost Woods&quot;, &quot;code&quot;: &quot;LostWoods&quot;,  &quot;floorAddr&quot;: 0 }," calcext:value-type="string">
            <text:p>0x9: { "id": 0x9, "name": "Stumbling through the Lost Woods", "code": "LostWoods", <text:s/>"floorAddr": 0 },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office:value-type="string" calcext:value-type="string">
            <text:p>ForestSanctuary</text:p>
          </table:table-cell>
          <table:table-cell office:value-type="string" calcext:value-type="string">
            <text:p>In the Forest Sanctuary</text:p>
          </table:table-cell>
          <table:table-cell office:value-type="float" office:value="0" calcext:value-type="float">
            <text:p>0</text:p>
          </table:table-cell>
          <table:table-cell table:formula="of:=[.A15] &amp; &quot;: { &quot;&quot;id&quot;&quot;: &quot; &amp; [.A15] &amp; &quot;, &quot;&quot;name&quot;&quot;: &quot;&quot;&quot; &amp; [.C15] &amp; &quot;&quot;&quot;, &quot;&quot;code&quot;&quot;: &quot;&quot;&quot; &amp; [.B15] &amp; &quot;&quot;&quot;,  &quot;&quot;floorAddr&quot;&quot;: &quot; &amp; [.D15] &amp; &quot; },&quot;" office:value-type="string" office:string-value="0x30: { &quot;id&quot;: 0x30, &quot;name&quot;: &quot;In the Forest Sanctuary&quot;, &quot;code&quot;: &quot;ForestSanctuary&quot;,  &quot;floorAddr&quot;: 0 }," calcext:value-type="string">
            <text:p>0x30: { "id": 0x30, "name": "In the Forest Sanctuary", "code": "ForestSanctuary", <text:s/>"floorAddr": 0 },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ForestTemple</text:p>
          </table:table-cell>
          <table:table-cell office:value-type="string" calcext:value-type="string">
            <text:p>In the Forest Temple</text:p>
          </table:table-cell>
          <table:table-cell office:value-type="float" office:value="0" calcext:value-type="float">
            <text:p>0</text:p>
          </table:table-cell>
          <table:table-cell table:formula="of:=[.A16] &amp; &quot;: { &quot;&quot;id&quot;&quot;: &quot; &amp; [.A16] &amp; &quot;, &quot;&quot;name&quot;&quot;: &quot;&quot;&quot; &amp; [.C16] &amp; &quot;&quot;&quot;, &quot;&quot;code&quot;&quot;: &quot;&quot;&quot; &amp; [.B16] &amp; &quot;&quot;&quot;,  &quot;&quot;floorAddr&quot;&quot;: &quot; &amp; [.D16] &amp; &quot; },&quot;" office:value-type="string" office:string-value="0x19: { &quot;id&quot;: 0x19, &quot;name&quot;: &quot;In the Forest Temple&quot;, &quot;code&quot;: &quot;ForestTemple&quot;,  &quot;floorAddr&quot;: 0 }," calcext:value-type="string">
            <text:p>0x19: { "id": 0x19, "name": "In the Forest Temple", "code": "ForestTemple", <text:s/>"floorAddr": 0 },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Stagnox</text:p>
          </table:table-cell>
          <table:table-cell office:value-type="string" calcext:value-type="string">
            <text:p>In Stagnox’s lair…</text:p>
          </table:table-cell>
          <table:table-cell office:value-type="float" office:value="0" calcext:value-type="float">
            <text:p>0</text:p>
          </table:table-cell>
          <table:table-cell table:formula="of:=[.A17] &amp; &quot;: { &quot;&quot;id&quot;&quot;: &quot; &amp; [.A17] &amp; &quot;, &quot;&quot;name&quot;&quot;: &quot;&quot;&quot; &amp; [.C17] &amp; &quot;&quot;&quot;, &quot;&quot;code&quot;&quot;: &quot;&quot;&quot; &amp; [.B17] &amp; &quot;&quot;&quot;,  &quot;&quot;floorAddr&quot;&quot;: &quot; &amp; [.D17] &amp; &quot; },&quot;" office:value-type="string" office:string-value="0x1e: { &quot;id&quot;: 0x1e, &quot;name&quot;: &quot;In Stagnox’s lair…&quot;, &quot;code&quot;: &quot;Stagnox&quot;,  &quot;floorAddr&quot;: 0 }," calcext:value-type="string">
            <text:p>0x1e: { "id": 0x1e, "name": "In Stagnox’s lair…", "code": "Stagnox", <text:s/>"floorAddr": 0 },</text:p>
          </table:table-cell>
        </table:table-row>
        <table:table-row table:style-name="ro1">
          <table:table-cell office:value-type="string" calcext:value-type="string">
            <text:p>0xff0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n the title screen…</text:p>
          </table:table-cell>
          <table:table-cell office:value-type="float" office:value="0" calcext:value-type="float">
            <text:p>0</text:p>
          </table:table-cell>
          <table:table-cell table:formula="of:=[.A18] &amp; &quot;: { &quot;&quot;id&quot;&quot;: &quot; &amp; [.A18] &amp; &quot;, &quot;&quot;name&quot;&quot;: &quot;&quot;&quot; &amp; [.C18] &amp; &quot;&quot;&quot;, &quot;&quot;code&quot;&quot;: &quot;&quot;&quot; &amp; [.B18] &amp; &quot;&quot;&quot;,  &quot;&quot;floorAddr&quot;&quot;: &quot; &amp; [.D18] &amp; &quot; },&quot;" office:value-type="string" office:string-value="0xff00: { &quot;id&quot;: 0xff00, &quot;name&quot;: &quot;On the title screen…&quot;, &quot;code&quot;: &quot;Title&quot;,  &quot;floorAddr&quot;: 0 }," calcext:value-type="string">
            <text:p>0xff00: { "id": 0xff00, "name": "On the title screen…", "code": "Title", <text:s/>"floorAddr": 0 },</text:p>
          </table:table-cell>
        </table:table-row>
        <table:table-row table:style-name="ro1">
          <table:table-cell office:value-type="string" calcext:value-type="string">
            <text:p>0x0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Starting the game…</text:p>
          </table:table-cell>
          <table:table-cell office:value-type="float" office:value="0" calcext:value-type="float">
            <text:p>0</text:p>
          </table:table-cell>
          <table:table-cell table:formula="of:=[.A19] &amp; &quot;: { &quot;&quot;id&quot;&quot;: &quot; &amp; [.A19] &amp; &quot;, &quot;&quot;name&quot;&quot;: &quot;&quot;&quot; &amp; [.C19] &amp; &quot;&quot;&quot;, &quot;&quot;code&quot;&quot;: &quot;&quot;&quot; &amp; [.B19] &amp; &quot;&quot;&quot;,  &quot;&quot;floorAddr&quot;&quot;: &quot; &amp; [.D19] &amp; &quot; },&quot;" office:value-type="string" office:string-value="0x0: { &quot;id&quot;: 0x0, &quot;name&quot;: &quot;Starting the game…&quot;, &quot;code&quot;: &quot;Boot&quot;,  &quot;floorAddr&quot;: 0 }," calcext:value-type="string">
            <text:p>0x0: { "id": 0x0, "name": "Starting the game…", "code": "Boot", <text:s/>"floorAddr": 0 },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t Rabbitland Rescue</text:p>
          </table:table-cell>
          <table:table-cell office:value-type="float" office:value="0" calcext:value-type="float">
            <text:p>0</text:p>
          </table:table-cell>
          <table:table-cell table:formula="of:=[.A20] &amp; &quot;: { &quot;&quot;id&quot;&quot;: &quot; &amp; [.A20] &amp; &quot;, &quot;&quot;name&quot;&quot;: &quot;&quot;&quot; &amp; [.C20] &amp; &quot;&quot;&quot;, &quot;&quot;code&quot;&quot;: &quot;&quot;&quot; &amp; [.B20] &amp; &quot;&quot;&quot;,  &quot;&quot;floorAddr&quot;&quot;: &quot; &amp; [.D20] &amp; &quot; },&quot;" office:value-type="string" office:string-value="0x3e: { &quot;id&quot;: 0x3e, &quot;name&quot;: &quot;At Rabbitland Rescue&quot;, &quot;code&quot;: &quot;Rabbit&quot;,  &quot;floorAddr&quot;: 0 }," calcext:value-type="string">
            <text:p>0x3e: { "id": 0x3e, "name": "At Rabbitland Rescue", "code": "Rabbit", <text:s/>"floorAddr": 0 },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string" calcext:value-type="string">
            <text:p>SnowRealm</text:p>
          </table:table-cell>
          <table:table-cell office:value-type="string" calcext:value-type="string">
            <text:p>In Hyrule Field (Snow Realm)</text:p>
          </table:table-cell>
          <table:table-cell office:value-type="float" office:value="0" calcext:value-type="float">
            <text:p>0</text:p>
          </table:table-cell>
          <table:table-cell table:formula="of:=[.A21] &amp; &quot;: { &quot;&quot;id&quot;&quot;: &quot; &amp; [.A21] &amp; &quot;, &quot;&quot;name&quot;&quot;: &quot;&quot;&quot; &amp; [.C21] &amp; &quot;&quot;&quot;, &quot;&quot;code&quot;&quot;: &quot;&quot;&quot; &amp; [.B21] &amp; &quot;&quot;&quot;,  &quot;&quot;floorAddr&quot;&quot;: &quot; &amp; [.D21] &amp; &quot; },&quot;" office:value-type="string" office:string-value="0x5: { &quot;id&quot;: 0x5, &quot;name&quot;: &quot;In Hyrule Field (Snow Realm)&quot;, &quot;code&quot;: &quot;SnowRealm&quot;,  &quot;floorAddr&quot;: 0 }," calcext:value-type="string">
            <text:p>0x5: { "id": 0x5, "name": "In Hyrule Field (Snow Realm)", "code": "SnowRealm", <text:s/>"floorAddr": 0 },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Anouki</text:p>
          </table:table-cell>
          <table:table-cell office:value-type="string" calcext:value-type="string">
            <text:p>Anouki Village</text:p>
          </table:table-cell>
          <table:table-cell office:value-type="float" office:value="0" calcext:value-type="float">
            <text:p>0</text:p>
          </table:table-cell>
          <table:table-cell table:formula="of:=[.A22] &amp; &quot;: { &quot;&quot;id&quot;&quot;: &quot; &amp; [.A22] &amp; &quot;, &quot;&quot;name&quot;&quot;: &quot;&quot;&quot; &amp; [.C22] &amp; &quot;&quot;&quot;, &quot;&quot;code&quot;&quot;: &quot;&quot;&quot; &amp; [.B22] &amp; &quot;&quot;&quot;,  &quot;&quot;floorAddr&quot;&quot;: &quot; &amp; [.D22] &amp; &quot; },&quot;" office:value-type="string" office:string-value="0x2b: { &quot;id&quot;: 0x2b, &quot;name&quot;: &quot;Anouki Village&quot;, &quot;code&quot;: &quot;Anouki&quot;,  &quot;floorAddr&quot;: 0 }," calcext:value-type="string">
            <text:p>0x2b: { "id": 0x2b, "name": "Anouki Village", "code": "Anouki", <text:s/>"floorAddr": 0 },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string" calcext:value-type="string">
            <text:p>SnowTunnel</text:p>
          </table:table-cell>
          <table:table-cell office:value-type="string" calcext:value-type="string">
            <text:p>In Hyrule Field (Snow Realm – Tunnel)</text:p>
          </table:table-cell>
          <table:table-cell office:value-type="float" office:value="0" calcext:value-type="float">
            <text:p>0</text:p>
          </table:table-cell>
          <table:table-cell table:formula="of:=[.A23] &amp; &quot;: { &quot;&quot;id&quot;&quot;: &quot; &amp; [.A23] &amp; &quot;, &quot;&quot;name&quot;&quot;: &quot;&quot;&quot; &amp; [.C23] &amp; &quot;&quot;&quot;, &quot;&quot;code&quot;&quot;: &quot;&quot;&quot; &amp; [.B23] &amp; &quot;&quot;&quot;,  &quot;&quot;floorAddr&quot;&quot;: &quot; &amp; [.D23] &amp; &quot; },&quot;" office:value-type="string" office:string-value="0xb: { &quot;id&quot;: 0xb, &quot;name&quot;: &quot;In Hyrule Field (Snow Realm – Tunnel)&quot;, &quot;code&quot;: &quot;SnowTunnel&quot;,  &quot;floorAddr&quot;: 0 }," calcext:value-type="string">
            <text:p>0xb: { "id": 0xb, "name": "In Hyrule Field (Snow Realm – Tunnel)", "code": "SnowTunnel", <text:s/>"floorAddr": 0 },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office:value-type="string" calcext:value-type="string">
            <text:p>SnowSanctuary</text:p>
          </table:table-cell>
          <table:table-cell office:value-type="string" calcext:value-type="string">
            <text:p>In the Snow Sanctuary</text:p>
          </table:table-cell>
          <table:table-cell office:value-type="float" office:value="0" calcext:value-type="float">
            <text:p>0</text:p>
          </table:table-cell>
          <table:table-cell table:formula="of:=[.A24] &amp; &quot;: { &quot;&quot;id&quot;&quot;: &quot; &amp; [.A24] &amp; &quot;, &quot;&quot;name&quot;&quot;: &quot;&quot;&quot; &amp; [.C24] &amp; &quot;&quot;&quot;, &quot;&quot;code&quot;&quot;: &quot;&quot;&quot; &amp; [.B24] &amp; &quot;&quot;&quot;,  &quot;&quot;floorAddr&quot;&quot;: &quot; &amp; [.D24] &amp; &quot; },&quot;" office:value-type="string" office:string-value="0x31: { &quot;id&quot;: 0x31, &quot;name&quot;: &quot;In the Snow Sanctuary&quot;, &quot;code&quot;: &quot;SnowSanctuary&quot;,  &quot;floorAddr&quot;: 0 }," calcext:value-type="string">
            <text:p>0x31: { "id": 0x31, "name": "In the Snow Sanctuary", "code": "SnowSanctuary", <text:s/>"floorAddr": 0 },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Wellspring</text:p>
          </table:table-cell>
          <table:table-cell office:value-type="string" calcext:value-type="string">
            <text:p>At Wellspring Station</text:p>
          </table:table-cell>
          <table:table-cell office:value-type="float" office:value="0" calcext:value-type="float">
            <text:p>0</text:p>
          </table:table-cell>
          <table:table-cell table:formula="of:=[.A25] &amp; &quot;: { &quot;&quot;id&quot;&quot;: &quot; &amp; [.A25] &amp; &quot;, &quot;&quot;name&quot;&quot;: &quot;&quot;&quot; &amp; [.C25] &amp; &quot;&quot;&quot;, &quot;&quot;code&quot;&quot;: &quot;&quot;&quot; &amp; [.B25] &amp; &quot;&quot;&quot;,  &quot;&quot;floorAddr&quot;&quot;: &quot; &amp; [.D25] &amp; &quot; },&quot;" office:value-type="string" office:string-value="0x35: { &quot;id&quot;: 0x35, &quot;name&quot;: &quot;At Wellspring Station&quot;, &quot;code&quot;: &quot;Wellspring&quot;,  &quot;floorAddr&quot;: 0 }," calcext:value-type="string">
            <text:p>0x35: { "id": 0x35, "name": "At Wellspring Station", "code": "Wellspring", <text:s/>"floorAddr": 0 },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Tracks</text:p>
          </table:table-cell>
          <table:table-cell office:value-type="string" calcext:value-type="string">
            <text:p>On the side of the tracks…</text:p>
          </table:table-cell>
          <table:table-cell office:value-type="float" office:value="0" calcext:value-type="float">
            <text:p>0</text:p>
          </table:table-cell>
          <table:table-cell table:formula="of:=[.A26] &amp; &quot;: { &quot;&quot;id&quot;&quot;: &quot; &amp; [.A26] &amp; &quot;, &quot;&quot;name&quot;&quot;: &quot;&quot;&quot; &amp; [.C26] &amp; &quot;&quot;&quot;, &quot;&quot;code&quot;&quot;: &quot;&quot;&quot; &amp; [.B26] &amp; &quot;&quot;&quot;,  &quot;&quot;floorAddr&quot;&quot;: &quot; &amp; [.D26] &amp; &quot; },&quot;" office:value-type="string" office:string-value="0x45: { &quot;id&quot;: 0x45, &quot;name&quot;: &quot;On the side of the tracks…&quot;, &quot;code&quot;: &quot;Tracks&quot;,  &quot;floorAddr&quot;: 0 }," calcext:value-type="string">
            <text:p>0x45: { "id": 0x45, "name": "On the side of the tracks…", "code": "Tracks", <text:s/>"floorAddr": 0 },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nowTemple</text:p>
          </table:table-cell>
          <table:table-cell office:value-type="string" calcext:value-type="string">
            <text:p>In the Snow Temple</text:p>
          </table:table-cell>
          <table:table-cell office:value-type="float" office:value="0" calcext:value-type="float">
            <text:p>0</text:p>
          </table:table-cell>
          <table:table-cell table:formula="of:=[.A27] &amp; &quot;: { &quot;&quot;id&quot;&quot;: &quot; &amp; [.A27] &amp; &quot;, &quot;&quot;name&quot;&quot;: &quot;&quot;&quot; &amp; [.C27] &amp; &quot;&quot;&quot;, &quot;&quot;code&quot;&quot;: &quot;&quot;&quot; &amp; [.B27] &amp; &quot;&quot;&quot;,  &quot;&quot;floorAddr&quot;&quot;: &quot; &amp; [.D27] &amp; &quot; },&quot;" office:value-type="string" office:string-value="0x1a: { &quot;id&quot;: 0x1a, &quot;name&quot;: &quot;In the Snow Temple&quot;, &quot;code&quot;: &quot;SnowTemple&quot;,  &quot;floorAddr&quot;: 0 }," calcext:value-type="string">
            <text:p>0x1a: { "id": 0x1a, "name": "In the Snow Temple", "code": "SnowTemple", <text:s/>"floorAddr": 0 },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Fraaz</text:p>
          </table:table-cell>
          <table:table-cell office:value-type="string" calcext:value-type="string">
            <text:p>In Fraaz’s lair…</text:p>
          </table:table-cell>
          <table:table-cell office:value-type="float" office:value="0" calcext:value-type="float">
            <text:p>0</text:p>
          </table:table-cell>
          <table:table-cell table:formula="of:=[.A28] &amp; &quot;: { &quot;&quot;id&quot;&quot;: &quot; &amp; [.A28] &amp; &quot;, &quot;&quot;name&quot;&quot;: &quot;&quot;&quot; &amp; [.C28] &amp; &quot;&quot;&quot;, &quot;&quot;code&quot;&quot;: &quot;&quot;&quot; &amp; [.B28] &amp; &quot;&quot;&quot;,  &quot;&quot;floorAddr&quot;&quot;: &quot; &amp; [.D28] &amp; &quot; },&quot;" office:value-type="string" office:string-value="0x1f: { &quot;id&quot;: 0x1f, &quot;name&quot;: &quot;In Fraaz’s lair…&quot;, &quot;code&quot;: &quot;Fraaz&quot;,  &quot;floorAddr&quot;: 0 }," calcext:value-type="string">
            <text:p>0x1f: { "id": 0x1f, "name": "In Fraaz’s lair…", "code": "Fraaz", <text:s/>"floorAddr": 0 },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office:value-type="string" calcext:value-type="string">
            <text:p>Trading</text:p>
          </table:table-cell>
          <table:table-cell office:value-type="string" calcext:value-type="string">
            <text:p>At the Trading Post</text:p>
          </table:table-cell>
          <table:table-cell office:value-type="float" office:value="0" calcext:value-type="float">
            <text:p>0</text:p>
          </table:table-cell>
          <table:table-cell table:formula="of:=[.A29] &amp; &quot;: { &quot;&quot;id&quot;&quot;: &quot; &amp; [.A29] &amp; &quot;, &quot;&quot;name&quot;&quot;: &quot;&quot;&quot; &amp; [.C29] &amp; &quot;&quot;&quot;, &quot;&quot;code&quot;&quot;: &quot;&quot;&quot; &amp; [.B29] &amp; &quot;&quot;&quot;,  &quot;&quot;floorAddr&quot;&quot;: &quot; &amp; [.D29] &amp; &quot; },&quot;" office:value-type="string" office:string-value="0x37: { &quot;id&quot;: 0x37, &quot;name&quot;: &quot;At the Trading Post&quot;, &quot;code&quot;: &quot;Trading&quot;,  &quot;floorAddr&quot;: 0 }," calcext:value-type="string">
            <text:p>0x37: { "id": 0x37, "name": "At the Trading Post", "code": "Trading", <text:s/>"floorAddr": 0 },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BridgeWorker</text:p>
          </table:table-cell>
          <table:table-cell office:value-type="string" calcext:value-type="string">
            <text:p>At the Bridge Worker’s Home</text:p>
          </table:table-cell>
          <table:table-cell office:value-type="float" office:value="0" calcext:value-type="float">
            <text:p>0</text:p>
          </table:table-cell>
          <table:table-cell table:formula="of:=[.A30] &amp; &quot;: { &quot;&quot;id&quot;&quot;: &quot; &amp; [.A30] &amp; &quot;, &quot;&quot;name&quot;&quot;: &quot;&quot;&quot; &amp; [.C30] &amp; &quot;&quot;&quot;, &quot;&quot;code&quot;&quot;: &quot;&quot;&quot; &amp; [.B30] &amp; &quot;&quot;&quot;,  &quot;&quot;floorAddr&quot;&quot;: &quot; &amp; [.D30] &amp; &quot; },&quot;" office:value-type="string" office:string-value="0x36: { &quot;id&quot;: 0x36, &quot;name&quot;: &quot;At the Bridge Worker’s Home&quot;, &quot;code&quot;: &quot;BridgeWorker&quot;,  &quot;floorAddr&quot;: 0 }," calcext:value-type="string">
            <text:p>0x36: { "id": 0x36, "name": "At the Bridge Worker’s Home", "code": "BridgeWorker", <text:s/>"floorAddr": 0 },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In Hyrule Field (Ocean Realm)</text:p>
          </table:table-cell>
          <table:table-cell office:value-type="float" office:value="0" calcext:value-type="float">
            <text:p>0</text:p>
          </table:table-cell>
          <table:table-cell table:formula="of:=[.A31] &amp; &quot;: { &quot;&quot;id&quot;&quot;: &quot; &amp; [.A31] &amp; &quot;, &quot;&quot;name&quot;&quot;: &quot;&quot;&quot; &amp; [.C31] &amp; &quot;&quot;&quot;, &quot;&quot;code&quot;&quot;: &quot;&quot;&quot; &amp; [.B31] &amp; &quot;&quot;&quot;,  &quot;&quot;floorAddr&quot;&quot;: &quot; &amp; [.D31] &amp; &quot; },&quot;" office:value-type="string" office:string-value="0x6: { &quot;id&quot;: 0x6, &quot;name&quot;: &quot;In Hyrule Field (Ocean Realm)&quot;, &quot;code&quot;: &quot;Ocean&quot;,  &quot;floorAddr&quot;: 0 }," calcext:value-type="string">
            <text:p>0x6: { "id": 0x6, "name": "In Hyrule Field (Ocean Realm)", "code": "Ocean", <text:s/>"floorAddr": 0 },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Papuchia</text:p>
          </table:table-cell>
          <table:table-cell office:value-type="string" calcext:value-type="string">
            <text:p>In Papuchia Village</text:p>
          </table:table-cell>
          <table:table-cell office:value-type="float" office:value="0" calcext:value-type="float">
            <text:p>0</text:p>
          </table:table-cell>
          <table:table-cell table:formula="of:=[.A32] &amp; &quot;: { &quot;&quot;id&quot;&quot;: &quot; &amp; [.A32] &amp; &quot;, &quot;&quot;name&quot;&quot;: &quot;&quot;&quot; &amp; [.C32] &amp; &quot;&quot;&quot;, &quot;&quot;code&quot;&quot;: &quot;&quot;&quot; &amp; [.B32] &amp; &quot;&quot;&quot;,  &quot;&quot;floorAddr&quot;&quot;: &quot; &amp; [.D32] &amp; &quot; },&quot;" office:value-type="string" office:string-value="0x2c: { &quot;id&quot;: 0x2c, &quot;name&quot;: &quot;In Papuchia Village&quot;, &quot;code&quot;: &quot;Papuchia&quot;,  &quot;floorAddr&quot;: 0 }," calcext:value-type="string">
            <text:p>0x2c: { "id": 0x2c, "name": "In Papuchia Village", "code": "Papuchia", <text:s/>"floorAddr": 0 },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office:value-type="string" calcext:value-type="string">
            <text:p>OceanSanctuary</text:p>
          </table:table-cell>
          <table:table-cell office:value-type="string" calcext:value-type="string">
            <text:p>In the Ocean Sanctuary</text:p>
          </table:table-cell>
          <table:table-cell office:value-type="float" office:value="0" calcext:value-type="float">
            <text:p>0</text:p>
          </table:table-cell>
          <table:table-cell table:formula="of:=[.A33] &amp; &quot;: { &quot;&quot;id&quot;&quot;: &quot; &amp; [.A33] &amp; &quot;, &quot;&quot;name&quot;&quot;: &quot;&quot;&quot; &amp; [.C33] &amp; &quot;&quot;&quot;, &quot;&quot;code&quot;&quot;: &quot;&quot;&quot; &amp; [.B33] &amp; &quot;&quot;&quot;,  &quot;&quot;floorAddr&quot;&quot;: &quot; &amp; [.D33] &amp; &quot; },&quot;" office:value-type="string" office:string-value="0x32: { &quot;id&quot;: 0x32, &quot;name&quot;: &quot;In the Ocean Sanctuary&quot;, &quot;code&quot;: &quot;OceanSanctuary&quot;,  &quot;floorAddr&quot;: 0 }," calcext:value-type="string">
            <text:p>0x32: { "id": 0x32, "name": "In the Ocean Sanctuary", "code": "OceanSanctuary", <text:s/>"floorAddr": 0 },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Fending off intruders in the Spirit Train!</text:p>
          </table:table-cell>
          <table:table-cell office:value-type="float" office:value="0" calcext:value-type="float">
            <text:p>0</text:p>
          </table:table-cell>
          <table:table-cell table:formula="of:=[.A34] &amp; &quot;: { &quot;&quot;id&quot;&quot;: &quot; &amp; [.A34] &amp; &quot;, &quot;&quot;name&quot;&quot;: &quot;&quot;&quot; &amp; [.C34] &amp; &quot;&quot;&quot;, &quot;&quot;code&quot;&quot;: &quot;&quot;&quot; &amp; [.B34] &amp; &quot;&quot;&quot;,  &quot;&quot;floorAddr&quot;&quot;: &quot; &amp; [.D34] &amp; &quot; },&quot;" office:value-type="string" office:string-value="0x43: { &quot;id&quot;: 0x43, &quot;name&quot;: &quot;Fending off intruders in the Spirit Train!&quot;, &quot;code&quot;: &quot;Train&quot;,  &quot;floorAddr&quot;: 0 }," calcext:value-type="string">
            <text:p>0x43: { "id": 0x43, "name": "Fending off intruders in the Spirit Train!", "code": "Train", <text:s/>"floorAddr": 0 },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UnderOcean</text:p>
          </table:table-cell>
          <table:table-cell office:value-type="string" calcext:value-type="string">
            <text:p>Underwater (Ocean Realm)</text:p>
          </table:table-cell>
          <table:table-cell office:value-type="float" office:value="0" calcext:value-type="float">
            <text:p>0</text:p>
          </table:table-cell>
          <table:table-cell table:formula="of:=[.A35] &amp; &quot;: { &quot;&quot;id&quot;&quot;: &quot; &amp; [.A35] &amp; &quot;, &quot;&quot;name&quot;&quot;: &quot;&quot;&quot; &amp; [.C35] &amp; &quot;&quot;&quot;, &quot;&quot;code&quot;&quot;: &quot;&quot;&quot; &amp; [.B35] &amp; &quot;&quot;&quot;,  &quot;&quot;floorAddr&quot;&quot;: &quot; &amp; [.D35] &amp; &quot; },&quot;" office:value-type="string" office:string-value="0xa: { &quot;id&quot;: 0xa, &quot;name&quot;: &quot;Underwater (Ocean Realm)&quot;, &quot;code&quot;: &quot;UnderOcean&quot;,  &quot;floorAddr&quot;: 0 }," calcext:value-type="string">
            <text:p>0xa: { "id": 0xa, "name": "Underwater (Ocean Realm)", "code": "UnderOcean", <text:s/>"floorAddr": 0 },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office:value-type="string" calcext:value-type="string">
            <text:p>OceanTemple</text:p>
          </table:table-cell>
          <table:table-cell office:value-type="string" calcext:value-type="string">
            <text:p>In the Ocean Temple</text:p>
          </table:table-cell>
          <table:table-cell office:value-type="float" office:value="0" calcext:value-type="float">
            <text:p>0</text:p>
          </table:table-cell>
          <table:table-cell table:formula="of:=[.A36] &amp; &quot;: { &quot;&quot;id&quot;&quot;: &quot; &amp; [.A36] &amp; &quot;, &quot;&quot;name&quot;&quot;: &quot;&quot;&quot; &amp; [.C36] &amp; &quot;&quot;&quot;, &quot;&quot;code&quot;&quot;: &quot;&quot;&quot; &amp; [.B36] &amp; &quot;&quot;&quot;,  &quot;&quot;floorAddr&quot;&quot;: &quot; &amp; [.D36] &amp; &quot; },&quot;" office:value-type="string" office:string-value="0x1b: { &quot;id&quot;: 0x1b, &quot;name&quot;: &quot;In the Ocean Temple&quot;, &quot;code&quot;: &quot;OceanTemple&quot;,  &quot;floorAddr&quot;: 0 }," calcext:value-type="string">
            <text:p>0x1b: { "id": 0x1b, "name": "In the Ocean Temple", "code": "OceanTemple", <text:s/>"floorAddr": 0 },</text:p>
          </table:table-cell>
        </table:table-row>
        <table:table-row table:style-name="ro1">
          <table:table-cell table:number-columns-repeated="4"/>
          <table:table-cell table:formula="of:=[.A37] &amp; &quot;: { &quot;&quot;id&quot;&quot;: &quot; &amp; [.A37] &amp; &quot;, &quot;&quot;name&quot;&quot;: &quot;&quot;&quot; &amp; [.C37] &amp; &quot;&quot;&quot;, &quot;&quot;code&quot;&quot;: &quot;&quot;&quot; &amp; [.B37] &amp; &quot;&quot;&quot;,  &quot;&quot;floorAddr&quot;&quot;: &quot; &amp; [.D37] &amp; &quot; },&quot;" office:value-type="string" office:string-value=": { &quot;id&quot;: , &quot;name&quot;: &quot;&quot;, &quot;code&quot;: &quot;&quot;,  &quot;floorAddr&quot;:  }," calcext:value-type="string">
            <text:p>: { "id": , "name": "", "code": "", <text:s/>"floorAddr": <text:s/>},</text:p>
          </table:table-cell>
        </table:table-row>
        <table:table-row table:style-name="ro1">
          <table:table-cell table:number-columns-repeated="4"/>
          <table:table-cell table:formula="of:=[.A38] &amp; &quot;: { &quot;&quot;id&quot;&quot;: &quot; &amp; [.A38] &amp; &quot;, &quot;&quot;name&quot;&quot;: &quot;&quot;&quot; &amp; [.C38] &amp; &quot;&quot;&quot;, &quot;&quot;code&quot;&quot;: &quot;&quot;&quot; &amp; [.B38] &amp; &quot;&quot;&quot;,  &quot;&quot;floorAddr&quot;&quot;: &quot; &amp; [.D38] &amp; &quot; },&quot;" office:value-type="string" office:string-value=": { &quot;id&quot;: , &quot;name&quot;: &quot;&quot;, &quot;code&quot;: &quot;&quot;,  &quot;floorAddr&quot;:  }," calcext:value-type="string">
            <text:p>: { "id": , "name": "", "code": "", <text:s/>"floorAddr": <text:s/>},</text:p>
          </table:table-cell>
        </table:table-row>
        <table:table-row table:style-name="ro1">
          <table:table-cell table:number-columns-repeated="4"/>
          <table:table-cell table:formula="of:=[.A39] &amp; &quot;: { &quot;&quot;id&quot;&quot;: &quot; &amp; [.A39] &amp; &quot;, &quot;&quot;name&quot;&quot;: &quot;&quot;&quot; &amp; [.C39] &amp; &quot;&quot;&quot;, &quot;&quot;code&quot;&quot;: &quot;&quot;&quot; &amp; [.B39] &amp; &quot;&quot;&quot;,  &quot;&quot;floorAddr&quot;&quot;: &quot; &amp; [.D39] &amp; &quot; },&quot;" office:value-type="string" office:string-value=": { &quot;id&quot;: , &quot;name&quot;: &quot;&quot;, &quot;code&quot;: &quot;&quot;,  &quot;floorAddr&quot;:  }," calcext:value-type="string">
            <text:p>: { "id": , "name": "", "code": "", <text:s/>"floorAddr": <text:s/>}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 style:data-style-name="N2" text:time-value="20:33:48.3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9T23:08:37.017000000</meta:creation-date>
    <dc:date>2020-04-16T00:13:48.432000000</dc:date>
    <meta:editing-duration>PT17H28S</meta:editing-duration>
    <meta:editing-cycles>54</meta:editing-cycles>
    <meta:generator>LibreOffice/6.3.4.2$Windows_X86_64 LibreOffice_project/60da17e045e08f1793c57c00ba83cdfce946d0aa</meta:generator>
    <meta:document-statistic meta:table-count="1" meta:cell-count="183" meta:object-count="0"/>
  </office:meta>
</office:document-meta>
</file>